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B0000051C0000051D8E85FBF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Standard">
      <style:paragraph-properties fo:margin-top="0cm" fo:margin-bottom="0cm"/>
      <style:text-properties fo:font-size="14pt" fo:font-weight="bold" style:font-size-asian="14pt" style:font-weight-asian="bold"/>
    </style:style>
    <style:style style:name="P2" style:family="paragraph" style:parent-style-name="Standard">
      <style:paragraph-properties fo:margin-left="0.635cm" fo:margin-right="0cm" fo:margin-top="0cm" fo:margin-bottom="0cm" fo:text-indent="0cm" style:auto-text-indent="false">
        <style:tab-stops/>
      </style:paragraph-properties>
      <style:text-properties fo:font-size="14pt" fo:font-weight="bold" style:font-size-asian="14pt" style:font-weight-asian="bold"/>
    </style:style>
    <style:style style:name="P3" style:family="paragraph" style:parent-style-name="Standard">
      <style:paragraph-properties fo:margin-left="0.635cm" fo:margin-right="0cm" fo:margin-top="0cm" fo:margin-bottom="0cm" fo:text-indent="0cm" style:auto-text-indent="false">
        <style:tab-stops/>
      </style:paragraph-properties>
    </style:style>
    <style:style style:name="P4" style:family="paragraph" style:parent-style-name="Standard">
      <style:paragraph-properties fo:margin-left="0.635cm" fo:margin-right="0cm" fo:margin-top="0cm" fo:margin-bottom="0cm" fo:text-indent="0cm" style:auto-text-indent="false">
        <style:tab-stops/>
      </style:paragraph-properties>
      <style:text-properties fo:font-size="12pt" fo:font-weight="bold" style:font-size-asian="12pt" style:font-weight-asian="bold"/>
    </style:style>
    <style:style style:name="P5" style:family="paragraph" style:parent-style-name="Standard">
      <style:paragraph-properties fo:margin-left="0.635cm" fo:margin-right="0cm" fo:margin-top="0cm" fo:margin-bottom="0cm" fo:text-indent="0cm" style:auto-text-indent="false">
        <style:tab-stops/>
      </style:paragraph-properties>
      <style:text-properties fo:font-size="12pt" style:font-size-asian="12pt"/>
    </style:style>
    <style:style style:name="P6" style:family="paragraph" style:parent-style-name="Listenabsatz" style:list-style-name="L1">
      <style:paragraph-properties fo:margin-top="0cm" fo:margin-bottom="0cm"/>
      <style:text-properties fo:font-size="14pt" fo:font-weight="bold" style:font-size-asian="14pt" style:font-weight-asian="bold"/>
    </style:style>
    <style:style style:name="P7" style:family="paragraph" style:parent-style-name="Listenabsatz" style:list-style-name="L2">
      <style:paragraph-properties fo:margin-top="0cm" fo:margin-bottom="0cm"/>
    </style:style>
    <style:style style:name="P8" style:family="paragraph" style:parent-style-name="Listenabsatz" style:list-style-name="L3">
      <style:paragraph-properties fo:margin-top="0cm" fo:margin-bottom="0cm"/>
    </style:style>
    <style:style style:name="P9" style:family="paragraph" style:parent-style-name="Listenabsatz" style:list-style-name="L4">
      <style:paragraph-properties fo:margin-top="0cm" fo:margin-bottom="0cm"/>
    </style:style>
    <style:style style:name="P10" style:family="paragraph" style:parent-style-name="Listenabsatz" style:list-style-name="L5">
      <style:paragraph-properties fo:margin-top="0cm" fo:margin-bottom="0cm"/>
    </style:style>
    <style:style style:name="P11" style:family="paragraph" style:parent-style-name="Listenabsatz">
      <style:paragraph-properties fo:margin-left="0cm" fo:margin-right="0cm" fo:margin-top="0cm" fo:margin-bottom="0cm" fo:text-indent="0cm" style:auto-text-indent="false"/>
    </style:style>
    <style:style style:name="P12" style:family="paragraph" style:parent-style-name="Listenabsatz">
      <style:paragraph-properties fo:margin-left="0cm" fo:margin-right="0cm" fo:margin-top="0cm" fo:margin-bottom="0cm" fo:text-indent="0cm" style:auto-text-indent="false"/>
      <style:text-properties fo:font-size="12pt" fo:font-weight="bold" style:font-size-asian="12pt" style:font-weight-asian="bold"/>
    </style:style>
    <style:style style:name="P13" style:family="paragraph" style:parent-style-name="Standard" style:master-page-name="MP0">
      <style:paragraph-properties fo:margin-top="0cm" fo:margin-bottom="0cm" fo:text-align="center" style:justify-single-word="false" style:page-number="auto" fo:break-before="page"/>
      <style:text-properties fo:font-size="18pt" fo:font-weight="bold" style:font-size-asian="18pt" style:font-weight-asian="bold"/>
    </style:style>
    <style:style style:name="P14" style:family="paragraph" style:parent-style-name="Standard">
      <style:paragraph-properties fo:margin-left="0.635cm" fo:margin-right="0cm" fo:margin-top="0cm" fo:margin-bottom="0cm" fo:text-indent="0cm" style:auto-text-indent="false">
        <style:tab-stops/>
      </style:paragraph-properties>
      <style:text-properties fo:font-size="12pt" style:font-size-asian="12pt"/>
    </style:style>
    <style:style style:name="P15" style:family="paragraph" style:parent-style-name="Standard">
      <style:paragraph-properties fo:margin-left="0.635cm" fo:margin-right="0cm" fo:margin-top="0cm" fo:margin-bottom="0cm" fo:text-indent="0cm" style:auto-text-indent="false">
        <style:tab-stops/>
      </style:paragraph-properties>
      <style:text-properties fo:font-size="12pt" fo:font-weight="bold" style:font-size-asian="12pt" style:font-weight-asian="bold"/>
    </style:style>
    <style:style style:name="P16" style:family="paragraph" style:parent-style-name="Standard">
      <style:paragraph-properties fo:margin-left="0.635cm" fo:margin-right="0cm" fo:margin-top="0cm" fo:margin-bottom="0cm" fo:text-indent="0cm" style:auto-text-indent="false">
        <style:tab-stops/>
      </style:paragraph-properties>
      <style:text-properties fo:font-size="12pt" fo:font-weight="normal" style:font-size-asian="12pt" style:font-weight-asian="normal" style:font-weight-complex="normal"/>
    </style:style>
    <style:style style:name="P17" style:family="paragraph" style:parent-style-name="Standard">
      <style:paragraph-properties fo:margin-left="0.635cm" fo:margin-right="0cm" fo:margin-top="0cm" fo:margin-bottom="0cm" fo:text-indent="0cm" style:auto-text-indent="false">
        <style:tab-stops/>
      </style:paragraph-properties>
      <style:text-properties fo:font-size="14pt" fo:font-weight="bold" style:font-size-asian="14pt" style:font-weight-asian="bold"/>
    </style:style>
    <style:style style:name="P18" style:family="paragraph" style:parent-style-name="Standard">
      <style:paragraph-properties fo:margin-left="0.635cm" fo:margin-right="0cm" fo:margin-top="0cm" fo:margin-bottom="0cm" fo:text-indent="0cm" style:auto-text-indent="false">
        <style:tab-stops/>
      </style:paragraph-properties>
    </style:style>
    <style:style style:name="T1" style:family="text">
      <style:text-properties fo:font-size="12pt" fo:font-weight="bold" style:font-size-asian="12pt" style:font-weight-asian="bold"/>
    </style:style>
    <style:style style:name="T2" style:family="text">
      <style:text-properties fo:font-size="12pt" style:font-size-asian="12pt"/>
    </style:style>
    <style:style style:name="T3" style:family="text">
      <style:text-properties fo:font-size="12pt" fo:font-weight="normal" style:font-size-asian="12pt" style:font-weight-asian="normal" style:font-weight-complex="normal"/>
    </style:style>
    <style:style style:name="T4" style:family="text">
      <style:text-properties fo:font-weight="bold" style:font-weight-asian="bold"/>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nwendungsfälle – Phase 2</text:p>
      <text:p text:style-name="P1"/>
      <text:list xml:id="list6698955877570716919" text:style-name="L1">
        <text:list-item>
          <text:p text:style-name="P6">Teamerstellung [AF-3]</text:p>
        </text:list-item>
      </text:list>
      <text:p text:style-name="P2"/>
      <text:p text:style-name="P3"><text:span text:style-name="Absatz-Standardschriftart"><text:span text:style-name="T1">Titel:</text:span></text:span><text:span text:style-name="Absatz-Standardschriftart"><text:span text:style-name="T2"> Teamerstellung</text:span></text:span></text:p>
      <text:p text:style-name="P3"><text:span text:style-name="Absatz-Standardschriftart"><text:span text:style-name="T1">Akteur:</text:span></text:span><text:span text:style-name="Absatz-Standardschriftart"><text:span text:style-name="T2"> Student</text:span></text:span></text:p>
      <text:p text:style-name="P3"><text:span text:style-name="Absatz-Standardschriftart"><text:span text:style-name="T1">Ziel:</text:span></text:span><text:span text:style-name="Absatz-Standardschriftart"><text:span text:style-name="T2"> Die Erstellung eines Teams für eine Veranstaltung</text:span></text:span></text:p>
      <text:p text:style-name="P4">Auslöser:</text:p>
      <text:p text:style-name="P5">Student möchte ein Team für eine Veranstaltung erstellen.</text:p>
      <text:p text:style-name="P4"/>
      <text:p text:style-name="P4">Vorbedingungen:</text:p>
      <text:p text:style-name="P5">Student ist eingeloggt und für die Veranstaltung angemeldet und noch kein Mitglied in einem anderen Team innerhalb dieser Veranstaltung.</text:p>
      <text:p text:style-name="P4"/>
      <text:p text:style-name="P4">Nachbedingung:</text:p>
      <text:p text:style-name="P5">Es wurde erfolgreich ein Team für die Veranstaltung erstellt und der Student ist Teamgründer dieses Teams und somit nicht mehr im Pool für Einzelanmeldungen gespeichert, sondern im Pool für Teamanmeldungen.</text:p>
      <text:p text:style-name="P4"/>
      <text:p text:style-name="P4">Erfolgsszenario:</text:p>
      <text:list xml:id="list8108416117522881409" text:style-name="L2">
        <text:list-item>
          <text:p text:style-name="P7"><text:span text:style-name="Absatz-Standardschriftart"><text:span text:style-name="T2">Student ruft</text:span></text:span><text:span text:style-name="Absatz-Standardschriftart"><text:span text:style-name="T2"> die UniKit-Website auf und meldet sich an.</text:span></text:span></text:p>
        </text:list-item>
        <text:list-item>
          <text:p text:style-name="P7"><text:span text:style-name="Absatz-Standardschriftart"><text:span text:style-name="T2">S</text:span></text:span><text:span text:style-name="Absatz-Standardschriftart"><text:span text:style-name="T2">tudent navigiert zu seinen angemeldeten Veranstaltungen und klickt auf die gewünschte Veranstaltung für die er ein Team erstellen möchte.</text:span></text:span></text:p>
        </text:list-item>
        <text:list-item>
          <text:p text:style-name="P7"><text:span text:style-name="Absatz-Standardschriftart"><text:span text:style-name="T2">D</text:span></text:span><text:span text:style-name="Absatz-Standardschriftart"><text:span text:style-name="T2">as System leitet den Studenten auf die entsprechende Übersichtsseite der</text:span></text:span><text:span text:style-name="Absatz-Standardschriftart"><text:span text:style-name="T2"> Veranstaltung weiter.</text:span></text:span></text:p>
        </text:list-item>
        <text:list-item>
          <text:p text:style-name="P7"><text:span text:style-name="Absatz-Standardschriftart"><text:span text:style-name="T2">S</text:span></text:span><text:span text:style-name="Absatz-Standardschriftart"><text:span text:style-name="T2">tudent klickt auf den Button „Team Erstellen“.</text:span></text:span></text:p>
        </text:list-item>
        <text:list-item>
          <text:p text:style-name="P7"><text:span text:style-name="Absatz-Standardschriftart"><text:span text:style-name="T2">D</text:span></text:span><text:span text:style-name="Absatz-Standardschriftart"><text:span text:style-name="T2">as System öffnet das Formular für die Teamerstellung.</text:span></text:span></text:p>
        </text:list-item>
        <text:list-item>
          <text:p text:style-name="P7"><text:span text:style-name="Absatz-Standardschriftart"><text:span text:style-name="T2">S</text:span></text:span><text:span text:style-name="Absatz-Standardschriftart"><text:span text:style-name="T2">tudent bearbeitet das Formular für die Teamerstellung und gibt einen Namen für das Team ein.</text:span></text:span></text:p>
          <text:list>
            <text:list-item>
              <text:p text:style-name="P7"><text:span text:style-name="Absatz-Standardschriftart"><text:span text:style-name="T2">S</text:span></text:span><text:span text:style-name="Absatz-Standardschriftart"><text:span text:style-name="T2">tudent hat die Möglichkeit auf den </text:span></text:span><text:span text:style-name="Absatz-Standardschriftart"><text:span text:style-name="T2">Button „Mitglieder Einladen“ zu drücken.</text:span></text:span></text:p>
              <text:list>
                <text:list-item>
                  <text:p text:style-name="P7"><text:span text:style-name="Absatz-Standardschriftart"><text:span text:style-name="T2">Das System öffnet einen Dialog, in dem der Student entweder nach anderen Studenten der Hochschule im Feld „Suchen“ suchen kann oder per Angabe der Emailadresse Einladungen direkt versenden kann. Dieser Dialog ist im UseCase „Einladung durch Team“ näher spezifiziert.</text:span></text:span></text:p>
                </text:list-item>
              </text:list>
            </text:list-item>
          </text:list>
        </text:list-item>
        <text:list-item>
          <text:p text:style-name="P7"><text:span text:style-name="Absatz-Standardschriftart"><text:span text:style-name="T2">S</text:span></text:span><text:span text:style-name="Absatz-Standardschriftart"><text:span text:style-name="T2">tudent klickt auf d</text:span></text:span><text:span text:style-name="Absatz-Standardschriftart"><text:span text:style-name="T2">en Button „OK“.</text:span></text:span></text:p>
        </text:list-item>
        <text:list-item>
          <text:p text:style-name="P7"><text:span text:style-name="Absatz-Standardschriftart"><text:span text:style-name="T2">D</text:span></text:span><text:span text:style-name="Absatz-Standardschriftart"><text:span text:style-name="T2">as System überprüft die Eingaben auf ihre Richtigkeit.</text:span></text:span></text:p>
          <text:list>
            <text:list-item>
              <text:p text:style-name="P7"><text:span text:style-name="Absatz-Standardschriftart"><text:span text:style-name="T2">W</text:span></text:span><text:span text:style-name="Absatz-Standardschriftart"><text:span text:style-name="T2">urde ein Name angegeben? </text:span></text:span></text:p>
            </text:list-item>
            <text:list-item>
              <text:p text:style-name="P7"><text:span text:style-name="Absatz-Standardschriftart"><text:span text:style-name="T2">I</text:span></text:span><text:span text:style-name="Absatz-Standardschriftart"><text:span text:style-name="T2">st der Name bereits vergeben?</text:span></text:span></text:p>
            </text:list-item>
            <text:list-item>
              <text:p text:style-name="P7"><text:span text:style-name="Absatz-Standardschriftart"><text:span text:style-name="T2">S</text:span></text:span><text:span text:style-name="Absatz-Standardschriftart"><text:span text:style-name="T2">ind die Emailadressen der Einladungen gültig? </text:span></text:span></text:p>
            </text:list-item>
          </text:list>
        </text:list-item>
        <text:list-item>
          <text:p text:style-name="P7"><text:span text:style-name="Absatz-Standardschriftart"><text:span text:style-name="T2">Das System verschickt die Einladungen, registriert das Team und das Team erscheint in der Teamübersicht. </text:span></text:span></text:p>
        </text:list-item>
        <text:list-item>
          <text:p text:style-name="P7"><text:span text:style-name="Absatz-Standardschriftart"><text:span text:style-name="T2">Das System verschiebt Student aus dem Pool für Einzelanmeldungen in den Pool für Teamanmeldungen.</text:span></text:span></text:p>
        </text:list-item>
      </text:list>
      <text:p text:style-name="P11"><text:span text:style-name="Absatz-Standardschriftart"><text:span text:style-name="T2"/></text:span></text:p>
      <text:p text:style-name="P12"><text:soft-page-break/></text:p>
      <text:p text:style-name="P4">Erweiterungen:</text:p>
      <text:p text:style-name="P4"/>
      <text:p text:style-name="P16">4. Der Button „Team Erstellen“ steht dem Studenten nur zur Verfügung, wenn er in keinem anderen Team innerhalb dieser Veranstaltung Mitglied ist.</text:p>
      <text:p text:style-name="P4"/>
      <text:p text:style-name="P5">8. Falls die Prüfung Fehler aufdeckt: System markiert die Stellen im Formular, erläutert den Fehler und fordert Student zur Korrektur auf.</text:p>
      <text:p text:style-name="P4"/>
      <text:p text:style-name="P4">Fehlerfälle:</text:p>
      <text:p text:style-name="P4"/>
      <text:p text:style-name="P5">1.a Benutzeranmeldung des Studenten schlägt fehl: System meldet Anmeldungsfehler und fordert zur nochmaligen Eingabe auf.</text:p>
      <text:p text:style-name="P5"/>
      <text:p text:style-name="P5">7.a Student klickt den Button „Abbrechen“: System beendet den Teamerstellungsvorgang.</text:p>
      <text:p text:style-name="P5"/>
      <text:p text:style-name="P5">8.a Wurde kein Name für das Team angegeben, so erstellt das System ein Team mit einem eindeutige Default-Namen, zum Beispiel: „t001“.</text:p>
      <text:p text:style-name="P5"/>
      <text:p text:style-name="P4">Häufigkeit (grob):</text:p>
      <text:p text:style-name="P5"/>
      <text:p text:style-name="P5">Pro Student innerhalb von ca. zwei Wochen im Jahr bis zu 5 mal. (Eher weniger)</text:p>
      <text:p text:style-name="P5"/>
      <text:p text:style-name="P4">Anforderungen:</text:p>
      <text:p text:style-name="P4"/>
      <text:p text:style-name="P5">A1: Dauer von Absetzen http-Request bis Empfang der Antwort am Browser des Studenten maximal 2 Sekunden (Standard-Benchmarking-Umgebun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list xml:id="list38226312" text:continue-list="list6698955877570716919" text:style-name="L1">
        <text:list-item>
          <text:p text:style-name="P6">Teamlöschung [AF-4]</text:p>
        </text:list-item>
      </text:list>
      <text:p text:style-name="P2"/>
      <text:p text:style-name="P3"><text:span text:style-name="Absatz-Standardschriftart"><text:span text:style-name="T1">Titel:</text:span></text:span><text:span text:style-name="Absatz-Standardschriftart"><text:span text:style-name="T2"> Teamlöschung</text:span></text:span></text:p>
      <text:p text:style-name="P3"><text:span text:style-name="Absatz-Standardschriftart"><text:span text:style-name="T1">Akteur:</text:span></text:span><text:span text:style-name="Absatz-Standardschriftart"><text:span text:style-name="T2"> Student</text:span></text:span></text:p>
      <text:p text:style-name="P3"><text:span text:style-name="Absatz-Standardschriftart"><text:span text:style-name="T1">Ziel:</text:span></text:span><text:span text:style-name="Absatz-Standardschriftart"><text:span text:style-name="T2"> Die Löschung eines Teams in einer Veranstaltung</text:span></text:span></text:p>
      <text:p text:style-name="P4">Auslöser:</text:p>
      <text:p text:style-name="P5">Student möchte ein Team in dem er Mitglied ist löschen.</text:p>
      <text:p text:style-name="P4"/>
      <text:p text:style-name="P4">Vorbedingungen:</text:p>
      <text:p text:style-name="P5">Student ist eingeloggt und Mitglied eines Teams.</text:p>
      <text:p text:style-name="P4"/>
      <text:p text:style-name="P4">Nachbedingung:</text:p>
      <text:p text:style-name="P5">Das Team wurde erfolgreich aus der Datenbank gelöscht. Alle Teammitglieder wurden im Pool für Einzelanmeldungen gespeichert und aus dem Pool für Teamanmeldungen entfernt.</text:p>
      <text:p text:style-name="P4"/>
      <text:p text:style-name="P4">Erfolgsszenario:</text:p>
      <text:list xml:id="list8545803565773613520" text:style-name="L3">
        <text:list-item>
          <text:p text:style-name="P8"><text:span text:style-name="Absatz-Standardschriftart"><text:span text:style-name="T2">Student ruft die UniKit-Website auf und meldet sich an.</text:span></text:span></text:p>
        </text:list-item>
        <text:list-item>
          <text:p text:style-name="P8"><text:span text:style-name="Absatz-Standardschriftart"><text:span text:style-name="T2">Student navigiert zu seinen angemeldeten Veranstaltungen und klickt auf die gewünschte Veranstaltung für die er das Team löschen möchte.</text:span></text:span></text:p>
        </text:list-item>
        <text:list-item>
          <text:p text:style-name="P8"><text:span text:style-name="Absatz-Standardschriftart"><text:span text:style-name="T2">Das System leitet den Studenten auf die entsprechende Übersichtsseite der Veranstaltung weiter.</text:span></text:span></text:p>
        </text:list-item>
        <text:list-item>
          <text:p text:style-name="P8"><text:span text:style-name="Absatz-Standardschriftart"><text:span text:style-name="T2">Student klickt auf den Button „Team Bearbeiten“.</text:span></text:span></text:p>
        </text:list-item>
        <text:list-item>
          <text:p text:style-name="P8"><text:span text:style-name="Absatz-Standardschriftart"><text:span text:style-name="T2">Das System leitet den Studenten auf die entsprechende Übersichtsseite des Teams weiter.</text:span></text:span></text:p>
        </text:list-item>
        <text:list-item>
          <text:p text:style-name="P8"><text:span text:style-name="Absatz-Standardschriftart"><text:span text:style-name="T2">Student klickt auf den Button „Team Löschen“.</text:span></text:span></text:p>
        </text:list-item>
        <text:list-item>
          <text:p text:style-name="P8"><text:span text:style-name="Absatz-Standardschriftart"><text:span text:style-name="T2">Das System öffnet einen Dialog, klärt den Studenten über die Folgen seines Vorhabens auf und fragt ihn, ob er sich wirklich sicher sei.</text:span></text:span></text:p>
        </text:list-item>
        <text:list-item>
          <text:p text:style-name="P8"><text:span text:style-name="Absatz-Standardschriftart"><text:span text:style-name="T2">Student klickt auf den Button „Ja“.</text:span></text:span></text:p>
        </text:list-item>
        <text:list-item>
          <text:p text:style-name="P8"><text:span text:style-name="Absatz-Standardschriftart"><text:span text:style-name="T2">Das System verschiebt alle Teammitglieder aus der Teamanmeldungs-Tabelle in die Tabelle Einzelanmeldungen und löscht das Team aus der Datenbank.</text:span></text:span></text:p>
        </text:list-item>
        <text:list-item>
          <text:p text:style-name="P8"><text:span text:style-name="Absatz-Standardschriftart"><text:span text:style-name="T2">Das System informiert alle Teammitglieder per Email über die Änderung.</text:span></text:span></text:p>
        </text:list-item>
        <text:list-item>
          <text:p text:style-name="P8"><text:span text:style-name="Absatz-Standardschriftart"><text:span text:style-name="T2">Das System leitet den eingeloggten Studenten auf die Übersichtsseite der Veranstaltung weiter.</text:span></text:span></text:p>
        </text:list-item>
      </text:list>
      <text:p text:style-name="P4"/>
      <text:p text:style-name="P5"><text:span text:style-name="T4">Erweiterungen:</text:span></text:p>
      <text:p text:style-name="P4"/>
      <text:p text:style-name="P4">Fehlerfälle:</text:p>
      <text:p text:style-name="P4"/>
      <text:p text:style-name="P5">1.a Benutzeranmeldung des Studenten schlägt fehl: System meldet Anmeldungsfehler und fordert zur nochmaligen Eingabe auf.</text:p>
      <text:p text:style-name="P5"/>
      <text:p text:style-name="P5">6.a Student klickt den Button „Abbrechen“: System beendet den Dialog und nimmt keinerlei Änderungen vor.</text:p>
      <text:p text:style-name="P4"/>
      <text:p text:style-name="P4"><text:soft-page-break/></text:p>
      <text:p text:style-name="P4">Häufigkeit (grob):</text:p>
      <text:p text:style-name="P5"/>
      <text:p text:style-name="P5">Pro Student innerhalb von ca. zwei Wochen im Jahr bis zu 5 mal. (Eher weniger)</text:p>
      <text:p text:style-name="P5"/>
      <text:p text:style-name="P4">Anforderungen:</text:p>
      <text:p text:style-name="P4"/>
      <text:p text:style-name="P5">A1: Dauer von Absetzen http-Request bis Empfang der Antwort am Browser des Studenten maximal 2 Sekunden (Standard-Benchmarking-Umgebung).</text:p>
      <text:p text:style-name="P2"/>
      <text:list xml:id="list38245987" text:continue-list="list38226312" text:style-name="L1">
        <text:list-item>
          <text:p text:style-name="P6">Student verlässt Team [AF-5]</text:p>
        </text:list-item>
      </text:list>
      <text:p text:style-name="P2"/>
      <text:p text:style-name="P3"><text:span text:style-name="Absatz-Standardschriftart"><text:span text:style-name="T1">Titel:</text:span></text:span><text:span text:style-name="Absatz-Standardschriftart"><text:span text:style-name="T2"> Student verlässt Team</text:span></text:span></text:p>
      <text:p text:style-name="P3"><text:span text:style-name="Absatz-Standardschriftart"><text:span text:style-name="T1">Akteur:</text:span></text:span><text:span text:style-name="Absatz-Standardschriftart"><text:span text:style-name="T2"> Student – Teammitglied </text:span></text:span></text:p>
      <text:p text:style-name="P3"><text:span text:style-name="Absatz-Standardschriftart"><text:span text:style-name="T1">Ziel:</text:span></text:span><text:span text:style-name="Absatz-Standardschriftart"><text:span text:style-name="T2"> Student ist nicht mehr Teil des Teams.</text:span></text:span></text:p>
      <text:p text:style-name="P4">Auslöser:</text:p>
      <text:p text:style-name="P5">Student möchte ein Team in dem er Mitglied ist verlassen.</text:p>
      <text:p text:style-name="P4"/>
      <text:p text:style-name="P4">Vorbedingungen:</text:p>
      <text:p text:style-name="P5">Student ist eingeloggt und Mitglied eines Teams.</text:p>
      <text:p text:style-name="P4"/>
      <text:p text:style-name="P4">Nachbedingung:</text:p>
      <text:p text:style-name="P5">Der Student ist nicht mehr Mitglied des Teams und wurde aus dem Pool für Teamanmeldungen in den den Pool für Einzelanmeldungen verschoben. </text:p>
      <text:p text:style-name="P4"/>
      <text:p text:style-name="P4">Erfolgsszenario:</text:p>
      <text:list xml:id="list5374052201654810231" text:style-name="L4">
        <text:list-item>
          <text:p text:style-name="P9"><text:span text:style-name="Absatz-Standardschriftart"><text:span text:style-name="T2">Student ruft die UniKit-Website auf und meldet sich an.</text:span></text:span></text:p>
        </text:list-item>
        <text:list-item>
          <text:p text:style-name="P9"><text:span text:style-name="Absatz-Standardschriftart"><text:span text:style-name="T2">Student navigiert zu seinen angemeldeten Veranstaltungen und klickt auf die gewünschte Veranstaltung in der er das Team verlassen möchte.</text:span></text:span></text:p>
        </text:list-item>
        <text:list-item>
          <text:p text:style-name="P9"><text:span text:style-name="Absatz-Standardschriftart"><text:span text:style-name="T2">Das System leitet den Studenten auf die entsprechende Übersichtsseite der Veranstaltung weiter.</text:span></text:span></text:p>
        </text:list-item>
        <text:list-item>
          <text:p text:style-name="P9"><text:span text:style-name="Absatz-Standardschriftart"><text:span text:style-name="T2">Student klickt auf den Button „Team Bearbeiten“.</text:span></text:span></text:p>
        </text:list-item>
        <text:list-item>
          <text:p text:style-name="P9"><text:span text:style-name="Absatz-Standardschriftart"><text:span text:style-name="T2">Das System leitet den Studenten auf die entsprechende Übersichtsseite des Teams weiter.</text:span></text:span></text:p>
        </text:list-item>
        <text:list-item>
          <text:p text:style-name="P9"><text:span text:style-name="Absatz-Standardschriftart"><text:span text:style-name="T2">Student klickt auf den Button „Team verlassen“.</text:span></text:span></text:p>
        </text:list-item>
        <text:list-item>
          <text:p text:style-name="P9"><text:span text:style-name="Absatz-Standardschriftart"><text:span text:style-name="T2">Das System öffnet einen Dialog, klärt den Studenten über die Folgen seines Vorhabens auf und fragt ihn, ob er sich wirklich sicher sei.</text:span></text:span></text:p>
        </text:list-item>
        <text:list-item>
          <text:p text:style-name="P9"><text:span text:style-name="Absatz-Standardschriftart"><text:span text:style-name="T2">Student klickt auf den Button „Ja“.</text:span></text:span></text:p>
        </text:list-item>
        <text:list-item>
          <text:p text:style-name="P9"><text:span text:style-name="Absatz-Standardschriftart"><text:span text:style-name="T2">Das System verschiebt den Studenten aus der Teamanmeldungs-Tabelle in die Tabelle für Einzelanmeldungen.</text:span></text:span></text:p>
        </text:list-item>
        <text:list-item>
          <text:p text:style-name="P9"><text:span text:style-name="Absatz-Standardschriftart"><text:span text:style-name="T2">Das System informiert alle Studenten per Email über die Änderung.</text:span></text:span></text:p>
        </text:list-item>
      </text:list>
      <text:p text:style-name="P4"/>
      <text:p text:style-name="P5"><text:span text:style-name="T4">Erweiterungen:</text:span></text:p>
      <text:p text:style-name="P4"/>
      <text:p text:style-name="P4"/>
      <text:p text:style-name="P4"/>
      <text:p text:style-name="P4"><text:soft-page-break/></text:p>
      <text:p text:style-name="P4">Fehlerfälle:</text:p>
      <text:p text:style-name="P4"/>
      <text:p text:style-name="P5">1.a Benutzeranmeldung des Studenten schlägt fehl: System meldet Anmeldungsfehler und fordert zur nochmaligen Eingabe auf.</text:p>
      <text:p text:style-name="P5"/>
      <text:p text:style-name="P5">4.a Wenn der Student das einzige Teammitglied ist: System meldet Fehler und teilt dem Studenten mit, dass er das einzige Teammitglied ist und das Team nicht verlassen kann. Das System fragt den Studenten um Erlaubnis dieses Team löschen zu dürfen. </text:p>
      <text:p text:style-name="P5"/>
      <text:p text:style-name="P5">6.a Student klickt den Button „Abbrechen“: System beendet den Dialog und nimmt keinerlei Änderungen vor.</text:p>
      <text:p text:style-name="P5"/>
      <text:p text:style-name="P4">Häufigkeit (grob):</text:p>
      <text:p text:style-name="P5"/>
      <text:p text:style-name="P5">Pro Student innerhalb von ca. zwei Wochen im Jahr bis zu 5 mal. (Eher weniger)</text:p>
      <text:p text:style-name="P5"/>
      <text:p text:style-name="P4">Anforderungen:</text:p>
      <text:p text:style-name="P4"/>
      <text:p text:style-name="P5">A1: Dauer von Absetzen http-Request bis Empfang der Antwort am Browser des Studenten maximal 2 Sekunden (Standard-Benchmarking-Umgebun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list xml:id="list38248381" text:continue-list="list38245987" text:style-name="L1">
        <text:list-item>
          <text:p text:style-name="P6">Student aus Team entfernen [AF-6]</text:p>
        </text:list-item>
      </text:list>
      <text:p text:style-name="P2"/>
      <text:p text:style-name="P3"><text:span text:style-name="Absatz-Standardschriftart"><text:span text:style-name="T1">Titel:</text:span></text:span><text:span text:style-name="Absatz-Standardschriftart"><text:span text:style-name="T2"> Student aus Team entfernen</text:span></text:span></text:p>
      <text:p text:style-name="P3"><text:span text:style-name="Absatz-Standardschriftart"><text:span text:style-name="T1">Akteur:</text:span></text:span><text:span text:style-name="Absatz-Standardschriftart"><text:span text:style-name="T2"> Student – Teammitglied </text:span></text:span></text:p>
      <text:p text:style-name="P3"><text:span text:style-name="Absatz-Standardschriftart"><text:span text:style-name="T1">Ziel: </text:span></text:span><text:span text:style-name="Absatz-Standardschriftart"><text:span text:style-name="T3">Ausgewählter </text:span></text:span><text:span text:style-name="Absatz-Standardschriftart"><text:span text:style-name="T2">Student ist nicht mehr Teil des Teams.</text:span></text:span></text:p>
      <text:p text:style-name="P4">Auslöser:</text:p>
      <text:p text:style-name="P5">Student möchte ein Teammitglied aus dem Team entfernen.</text:p>
      <text:p text:style-name="P4"/>
      <text:p text:style-name="P4">Vorbedingungen:</text:p>
      <text:p text:style-name="P5">Student ist eingeloggt und Mitglied eines Teams.</text:p>
      <text:p text:style-name="P4"/>
      <text:p text:style-name="P4">Nachbedingung:</text:p>
      <text:p text:style-name="P5">Der ausgewählte Student ist nicht mehr Mitglied des Teams und wurde aus dem Pool für Teamanmeldungen in den den Pool für Einzelanmeldungen verschoben. </text:p>
      <text:p text:style-name="P4"/>
      <text:p text:style-name="P4">Erfolgsszenario:</text:p>
      <text:list xml:id="list1415085633168091571" text:style-name="L5">
        <text:list-item>
          <text:p text:style-name="P10"><text:span text:style-name="Absatz-Standardschriftart"><text:span text:style-name="T2">Student ruft die UniKit-Website auf und meldet sich an.</text:span></text:span></text:p>
        </text:list-item>
        <text:list-item>
          <text:p text:style-name="P10"><text:span text:style-name="Absatz-Standardschriftart"><text:span text:style-name="T2">Student navigiert zu seinen angemeldeten Veranstaltungen und klickt auf die gewünschte Veranstaltung in der er ein Teammitglied aus seinem Team entfernen möchte.</text:span></text:span></text:p>
        </text:list-item>
        <text:list-item>
          <text:p text:style-name="P10"><text:span text:style-name="Absatz-Standardschriftart"><text:span text:style-name="T2">Das System leitet den Studenten auf die entsprechende Übersichtsseite der Veranstaltung weiter.</text:span></text:span></text:p>
        </text:list-item>
        <text:list-item>
          <text:p text:style-name="P10"><text:span text:style-name="Absatz-Standardschriftart"><text:span text:style-name="T2">Student klickt auf den Button „Team Bearbeiten“.</text:span></text:span></text:p>
        </text:list-item>
        <text:list-item>
          <text:p text:style-name="P10"><text:span text:style-name="Absatz-Standardschriftart"><text:span text:style-name="T2">Das System leitet den Studenten auf die entsprechende Übersichtsseite des Teams weiter.</text:span></text:span></text:p>
        </text:list-item>
        <text:list-item>
          <text:p text:style-name="P10"><text:span text:style-name="Absatz-Standardschriftart"><text:span text:style-name="T2">Student sieht die Übersicht aller Teammitglieder und klickt den Button „Entfernen“ hinter dem gewünschten Studenten, der entfernt werden soll.</text:span></text:span></text:p>
        </text:list-item>
        <text:list-item>
          <text:p text:style-name="P10"><text:span text:style-name="Absatz-Standardschriftart"><text:span text:style-name="T2">Das System öffnet einen Dialog, klärt den Studenten über die Folgen seines Vorhabens auf und fragt ihn, ob er sich wirklich sicher sei.</text:span></text:span></text:p>
        </text:list-item>
        <text:list-item>
          <text:p text:style-name="P10"><text:span text:style-name="Absatz-Standardschriftart"><text:span text:style-name="T2">Student klickt auf den Button „Ja“.</text:span></text:span></text:p>
        </text:list-item>
        <text:list-item>
          <text:p text:style-name="P10"><text:span text:style-name="Absatz-Standardschriftart"><text:span text:style-name="T2">Das System verschiebt den ausgewählten Studenten aus der Teamanmeldungs-Tabelle in die Tabelle für Einzelanmeldungen und entfernt ihn aus dem Team.</text:span></text:span></text:p>
        </text:list-item>
        <text:list-item>
          <text:p text:style-name="P10"><text:span text:style-name="Absatz-Standardschriftart"><text:span text:style-name="T2">Das System informiert den entfernten Studenten per Email über die Änderung.</text:span></text:span></text:p>
        </text:list-item>
      </text:list>
      <text:p text:style-name="P4"/>
      <text:p text:style-name="P5"><text:span text:style-name="T4">Erweiterungen:</text:span></text:p>
      <text:p text:style-name="P4"/>
      <text:p text:style-name="P4">Fehlerfälle:</text:p>
      <text:p text:style-name="P4"/>
      <text:p text:style-name="P5">1.a Benutzeranmeldung des Studenten schlägt fehl: System meldet Anmeldungsfehler und fordert zur nochmaligen Eingabe auf.</text:p>
      <text:p text:style-name="P5"/>
      <text:p text:style-name="P5">4.a Wenn der Student das einzige Teammitglied ist: System meldet Fehler und teilt dem Studenten mit, dass er das einzige Teammitglied ist und das Team nicht verlassen kann. Das System fragt den Studenten um Erlaubnis dieses Team löschen zu dürfen. </text:p>
      <text:p text:style-name="P5"/>
      <text:p text:style-name="P5"><text:soft-page-break/></text:p>
      <text:p text:style-name="P5"/>
      <text:p text:style-name="P5">6.a Student klickt den Button „Abbrechen“: System beendet den Dialog und nimmt keinerlei Änderungen vor.</text:p>
      <text:p text:style-name="P5"/>
      <text:p text:style-name="P4">Häufigkeit (grob):</text:p>
      <text:p text:style-name="P5"/>
      <text:p text:style-name="P5">Pro Student innerhalb von ca. zwei Wochen im Jahr bis zu 5 mal. (Eher weniger)</text:p>
      <text:p text:style-name="P5"/>
      <text:p text:style-name="P4">Anforderungen:</text:p>
      <text:p text:style-name="P4"/>
      <text:p text:style-name="P5">A1: Dauer von Absetzen http-Request bis Empfang der Antwort am Browser des Studenten maximal 2 Sekunden (Standard-Benchmarking-Umgeb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6%"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Listenabsatz" style:family="paragraph" style:parent-style-name="Standard">
      <style:paragraph-properties fo:margin="100%" fo:margin-left="1.27cm" fo:margin-right="0cm" fo:hyphenation-ladder-count="no-limit" fo:text-indent="0cm" style:auto-text-indent="false">
        <style:tab-stops/>
      </style:paragraph-properties>
      <style:text-properties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header-footer-properties fo:min-height="1.229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draw:frame draw:style-name="Mfr1" draw:name="Grafik 1" text:anchor-type="as-char" svg:y="0cm" svg:width="1.235cm" style:rel-width="scale" svg:height="1.235cm" style:rel-height="scale" draw:z-index="6"><draw:image xlink:href="Pictures/2000000B0000051C0000051D8E85FBFE.svm"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
    <dc:description/>
    <dc:subject/>
    <meta:initial-creator>Jonas J.</meta:initial-creator>
    <meta:creation-date>2015-10-30T15:48:00Z</meta:creation-date>
    <dc:date>2015-10-30T18:07:01.63</dc:date>
    <meta:editing-cycles>7</meta:editing-cycles>
    <meta:editing-duration>PT1H15M5S</meta:editing-duration>
    <meta:document-statistic meta:table-count="0" meta:image-count="1" meta:object-count="0" meta:page-count="7" meta:paragraph-count="129" meta:word-count="1295" meta:character-count="8856"/>
    <meta:template xlink:type="simple" xlink:actuate="onRequest" xlink:title="" xlink:href="Normal.dotm"/>
  </office:meta>
</office:document-meta>
</file>